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1"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5"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7"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8" style:family="paragraph" style:parent-style-name="Text_20_body">
      <style:paragraph-properties fo:background-color="#3399ff">
        <style:background-image/>
      </style:paragraph-properties>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weight="normal" fo:background-color="transparent" style:font-weight-asian="normal" style:font-weight-complex="normal" loext:char-shading-value="0"/>
    </style:style>
    <style:style style:name="T25" style:family="text">
      <style:text-properties style:use-window-font-color="true" fo:language="en" fo:country="US" fo:font-weight="normal" fo:background-color="transparent" style:font-weight-asian="normal" style:font-weight-complex="normal" loext:char-shading-value="0"/>
    </style:style>
    <style:style style:name="T26" style:family="text">
      <style:text-properties style:use-window-font-color="true" fo:language="en" fo:country="US" fo:font-weight="normal" fo:background-color="transparent" style:font-weight-asian="normal" style:font-weight-complex="normal" loext:char-shading-value="0"/>
    </style:style>
    <style:style style:name="T27" style:family="text">
      <style:text-properties style:use-window-font-color="true" fo:language="en" fo:country="US" fo:font-weight="normal" fo:background-color="transparent" style:font-weight-asian="normal" style:font-weight-complex="normal" loext:char-shading-value="0"/>
    </style:style>
    <style:style style:name="T28" style:family="text">
      <style:text-properties style:use-window-font-color="true" fo:language="en" fo:country="US" fo:font-weight="normal" fo:background-color="transparent" style:font-weight-asian="normal" style:font-weight-complex="normal" loext:char-shading-value="0"/>
    </style:style>
    <style:style style:name="T29" style:family="text">
      <style:text-properties style:use-window-font-color="true" fo:language="en" fo:country="US" fo:font-weight="normal" fo:background-color="transparent" style:font-weight-asian="normal" style:font-weight-complex="normal" loext:char-shading-value="0"/>
    </style:style>
    <style:style style:name="T30" style:family="text">
      <style:text-properties style:use-window-font-color="true" fo:language="en" fo:country="US" fo:font-weight="normal" fo:background-color="transparent" style:font-weight-asian="normal" style:font-weight-complex="normal" loext:char-shading-value="0"/>
    </style:style>
    <style:style style:name="T3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style:font-name="PerryGothic"/>
    </style:style>
    <style:style style:name="T33"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fo:color="#6666ff"/>
    </style:style>
    <style:style style:name="T35" style:family="text">
      <style:text-properties fo:color="#6666ff" fo:font-style="italic" fo:font-weight="normal" style:font-style-asian="italic" style:font-weight-asian="normal" style:font-style-complex="italic" style:font-weight-complex="normal"/>
    </style:style>
    <style:style style:name="T36" style:family="text">
      <style:text-properties fo:color="#6666ff" fo:language="ru" fo:country="RU" fo:font-style="normal" fo:font-weight="normal" style:font-style-asian="normal" style:font-weight-asian="normal" style:font-style-complex="normal" style:font-weight-complex="normal"/>
    </style:style>
    <style:style style:name="T37"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8" style:family="text">
      <style:text-properties fo:color="#6666ff" fo:language="ru" fo:country="RU" fo:font-style="normal" style:font-style-asian="normal" style:font-style-complex="normal"/>
    </style:style>
    <style:style style:name="T39" style:family="text">
      <style:text-properties fo:color="#6666ff" fo:language="ru" fo:country="RU" fo:font-style="normal" fo:background-color="#ff00ff" style:font-style-asian="normal" style:font-style-complex="normal" loext:char-shading-value="0"/>
    </style:style>
    <style:style style:name="T40" style:family="text">
      <style:text-properties fo:color="#3399ff"/>
    </style:style>
    <style:style style:name="T41" style:family="text">
      <style:text-properties fo:color="#3333ff"/>
    </style:style>
    <style:style style:name="T42" style:family="text">
      <style:text-properties fo:color="#3333ff" fo:language="en" fo:country="US"/>
    </style:style>
    <style:style style:name="T43" style:family="text">
      <style:text-properties fo:color="#3333ff" fo:language="en" fo:country="US" fo:font-style="italic" style:font-style-asian="italic" style:font-style-complex="italic"/>
    </style:style>
    <style:style style:name="T44" style:family="text">
      <style:text-properties fo:color="#3333ff" fo:language="en" fo:country="US" fo:font-style="italic" fo:font-weight="normal" style:font-style-asian="italic" style:font-weight-asian="normal" style:font-style-complex="italic" style:font-weight-complex="normal"/>
    </style:style>
    <style:style style:name="T45" style:family="text">
      <style:text-properties fo:color="#3333ff" fo:language="en" fo:country="US" fo:font-weight="normal" style:font-weight-asian="normal" style:font-weight-complex="normal"/>
    </style:style>
    <style:style style:name="T46" style:family="text">
      <style:text-properties fo:color="#3333ff" fo:language="en" fo:country="US" fo:font-weight="normal" fo:background-color="transparent" style:font-weight-asian="normal" style:font-weight-complex="normal" loext:char-shading-value="0"/>
    </style:style>
    <style:style style:name="T47" style:family="text">
      <style:text-properties fo:color="#3333ff" fo:language="en" fo:country="US" fo:font-style="normal" style:font-style-asian="normal" style:font-style-complex="normal"/>
    </style:style>
    <style:style style:name="T48"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fo:color="#3333ff" fo:language="en" fo:country="US" fo:background-color="#ff00ff" loext:char-shading-value="0"/>
    </style:style>
    <style:style style:name="T50" style:family="text">
      <style:text-properties fo:color="#3333ff" fo:font-weight="normal" style:font-weight-asian="normal" style:font-weight-complex="normal"/>
    </style:style>
    <style:style style:name="T51"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52" style:family="text">
      <style:text-properties fo:color="#0066ff"/>
    </style:style>
    <style:style style:name="T53" style:family="text">
      <style:text-properties fo:color="#0066ff" fo:language="ru" fo:country="RU" fo:font-style="normal" style:font-style-asian="normal" style:font-style-complex="normal"/>
    </style:style>
    <style:style style:name="T54" style:family="text">
      <style:text-properties fo:color="#0000cc" fo:language="en" fo:country="US" fo:font-weight="normal" style:font-weight-asian="normal" style:font-weight-complex="normal"/>
    </style:style>
    <style:style style:name="T55" style:family="text">
      <style:text-properties fo:color="#0066cc" fo:language="en" fo:country="US" fo:font-weight="normal" fo:background-color="transparent" style:font-weight-asian="normal" style:font-weight-complex="normal" loext:char-shading-value="0"/>
    </style:style>
    <style:style style:name="T56"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7"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8" style:family="text">
      <style:text-properties fo:font-weight="normal" fo:background-color="transparent" style:font-weight-asian="normal" style:font-weight-complex="normal" loext:char-shading-value="0"/>
    </style:style>
    <style:style style:name="T59" style:family="text">
      <style:text-properties style:text-underline-style="solid" style:text-underline-width="auto" style:text-underline-color="font-color"/>
    </style:style>
    <style:style style:name="T60"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32">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9">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35">Gary Jules “Mad World” - </text:span><text:a xlink:type="simple" xlink:href="https://www.youtube.com/watch?v=4N3N1MlvVc4" text:style-name="Internet_20_link" text:visited-style-name="Visited_20_Internet_20_Link">https://www.youtube.com/watch?v=4N3N1MlvVc4</text:a><text:span text:style-name="T35">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1">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7">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36"><text:span text:style-name="T60">7</text:span>. Жаркий пикник<text:line-break/>Farmer — Desechantee, <text:s/>XXL, Depeche Mode «In Your Room»</text:p>
      <text:p text:style-name="P28">8. Стыд <text:line-break/><text:span text:style-name="T41">Pet Shop Boys — A Man Could Get Arrested </text:span><text:a xlink:type="simple" xlink:href="https://www.youtube.com/watch?v=QLf4_YsXFvk" text:style-name="Internet_20_link" text:visited-style-name="Visited_20_Internet_20_Link">https://www.youtube.com/watch?v=QLf4_YsXFvk</text:a></text:p>
      <text:p text:style-name="P36">9. Кошмар пегасов - <text:line-break/><text:span text:style-name="T1">Mylene Farmer – Optimistique-Moi</text:span></text:p>
      <text:p text:style-name="P36"><text:span text:style-name="T60">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53">11.</text:span><text:span text:style-name="T17">Прощание<text:line-break/></text:span><text:span text:style-name="T52">Mark Knopfler - Hill Farmer's Blues - Córdoba 2010 </text:span><text:a xlink:type="simple" xlink:href="https://www.youtube.com/watch?v=Py9SDdYGFrQ" text:style-name="Internet_20_link" text:visited-style-name="Visited_20_Internet_20_Link"><text:span text:style-name="T47">https://www.youtube.com/watch?v=Py9SDdYGFrQ</text:span></text:a></text:p>
      <text:p text:style-name="P30"><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4"><text:span text:style-name="T60">14</text:span>. Конец времён<text:line-break/>Roxette — How Do You Do <text:s/>https://www.youtube.com/watch?v=nx2iLOvP0rM</text:p>
      <text:p text:style-name="P32">15. День сурка <text:s/><text:line-break/><text:span text:style-name="T41">Mylene Farmer — L`Ame-Stram-Gram https://www.youtube.com/watch?v=vUVjLgLTamE</text:span></text:p>
      <text:p text:style-name="P32">16. Мэйнхэттен<text:line-break/><text:span text:style-name="T43">Roxette – Crush On You https://www.youtube.com/watch?v=r9WWJE_rFNI</text:span></text:p>
      <text:p text:style-name="P32"><text:span text:style-name="T49">17</text:span><text:span text:style-name="T42">. Деградация <text:line-break/>Mike Oldfield - Nightshade https://www.youtube.com/watch?v=jU-VAV7it1Q</text:span><text:span text:style-name="T22"><text:line-break/></text:span><text:span text:style-name="T54">Roxette – Queen of rain </text:span><text:a xlink:type="simple" xlink:href="https://www.youtube.com/watch?v=27eClHQxXls" text:style-name="Internet_20_link" text:visited-style-name="Visited_20_Internet_20_Link">https://www.youtube.com/watch?v=27eClHQxXls</text:a></text:p>
      <text:p text:style-name="P32">18. Филлидельфия<text:line-break/><text:span text:style-name="T54">Roxette – Neverending love https://www.youtube.com/watch?v=WR7n6V4GiWQ</text:span><text:line-break/><text:span text:style-name="T45">Kiss – I Was Made For Lovin’ You </text:span><text:a xlink:type="simple" xlink:href="https://www.youtube.com/watch?v=HjBzzpI_744" text:style-name="Internet_20_link" text:visited-style-name="Visited_20_Internet_20_Link">https://www.youtube.com/watch?v=HjBzzpI_744</text:a></text:p>
      <text:p text:style-name="P32"><text:a xlink:type="simple" xlink:href="https://www.youtube.com/watch?v=8OWnr-LD2sU" text:style-name="Internet_20_link" text:visited-style-name="Visited_20_Internet_20_Link"><text:span text:style-name="T45">https://www.youtube.com/watch?v=8OWnr-LD2sU</text:span></text:a></text:p>
      <text:p text:style-name="P32"><text:a xlink:type="simple" xlink:href="https://www.youtube.com/watch?v=CmELf8DJAVY" text:style-name="Internet_20_link" text:visited-style-name="Visited_20_Internet_20_Link"><text:span text:style-name="T45">https://www.youtube.com/watch?v=CmELf8DJAVY</text:span></text:a></text:p>
      <text:p text:style-name="P33">https://www.youtube.com/watch?v=zlSFmotba2I</text:p>
      <text:p text:style-name="P32">19. Понивилль. Фейс-контроль<text:line-break/><text:span text:style-name="T46">Mothley Crue – Kickstart my heart https://www.youtube.com/watch?v=CmXWkMlKFkI</text:span></text:p>
      <text:p text:style-name="P32"><text:span text:style-name="T60">20</text:span>. Великое Откровение</text:p>
      <text:p text:style-name="P32"><text:span text:style-name="T23">Theatre of Tragedy – </text:span><text:span text:style-name="T23">Samantha <text:s/></text:span><text:span text:style-name="T23">https://www.youtube.com/watch?v=jI6Uu7U1kwA</text:span></text:p>
      <text:p text:style-name="P32">Martin Mittone — Lonely Girl</text:p>
      <text:p text:style-name="P32">Mike Oldfield — Poison Arrows (Discovery)<text:line-break/><text:span text:style-name="T23">Seal – Crazy <text:s/></text:span><text:a xlink:type="simple" xlink:href="https://www.youtube.com/watch?v=4Fc67yQsPqQ" text:style-name="Internet_20_link" text:visited-style-name="Visited_20_Internet_20_Link"><text:span text:style-name="T23">https://www.youtube.com/watch?v=4Fc67yQsPqQ</text:span></text:a></text:p>
      <text:p text:style-name="P32"><text:span text:style-name="T23">Theatre of Tragedy – </text:span><text:span text:style-name="T23">A Hamlet</text:span></text:p>
      <text:p text:style-name="P32"><text:span text:style-name="T23">Theatre of Tragedy – </text:span><text:span text:style-name="T23">Decades</text:span></text:p>
      <text:p text:style-name="P29">Therion – Crazy Nights</text:p>
      <text:p text:style-name="P29">Therion – O Fortuna</text:p>
      <text:p text:style-name="P32"><text:span text:style-name="T23">Therion – Morning Star (Dra</text:span><text:span text:style-name="T23">c</text:span><text:span text:style-name="T23">onian Trilogy </text:span><text:span text:style-name="T23">2</text:span><text:span text:style-name="T23">)</text:span></text:p>
      <text:p text:style-name="P32">21. Мир-дружба-жвачка</text:p>
      <text:p text:style-name="P32">Queen — Ride The Wild Wind https://www.youtube.com/watch?v=h61Bge7EbBo</text:p>
      <text:p text:style-name="P32">Roxette — Harleys &amp; Indians https://www.youtube.com/watch?v=ZoIMicVTrPo</text:p>
      <text:p text:style-name="P32"><text:span text:style-name="T41">Seal-Killer https://www.youtube.com/watch?v=ERFY5iPt5ws</text:span></text:p>
      <text:p text:style-name="P32">22. Лучший Гранд Галопин Гала в истории<text:span text:style-name="T12"><text:line-break/></text:span><text:span text:style-name="T55">Ace Enders &amp; million different people – Bittersweet symphony </text:span><text:a xlink:type="simple" xlink:href="https://www.youtube.com/watch?v=2eKSbgF9Q40" text:style-name="Internet_20_link" text:visited-style-name="Visited_20_Internet_20_Link">https://www.youtube.com/watch?v=2eKSbgF9Q40</text:a><text:span text:style-name="T55"><text:line-break/></text:span></text:p>
      <text:p text:style-name="P35">23. Летающий замок<text:line-break/><text:span text:style-name="T34">Solarsoul &amp; Lukas Termena — Memories From The Sky</text:span></text:p>
      <text:p text:style-name="P35"><text:span text:style-name="T60">24</text:span>. Навсегда. И всегда. <text:span text:style-name="T1">-<text:line-break/>Erasure – Always</text:span></text:p>
      <text:p text:style-name="P27"><text:span text:style-name="T57">25</text:span><text:span text:style-name="T56">. Осколки.<text:line-break/></text:span><text:bookmark text:name="eow-title3"/><text:soft-page-break/><text:span text:style-name="T46">Electric Light Orchestra - Sorrow About To Fall</text:span><text:span text:style-name="T48"> https://www.youtube.com/watch?v=71SbKaGb0qM</text:span></text:p>
      <text:p text:style-name="P27"><text:span text:style-name="T48">26. Терра. <text:line-break/><text:tab/><text:tab/></text:span><text:span text:style-name="T51">Воскресенье<text:line-break/><text:tab/></text:span><text:span text:style-name="T31">David Bowie - Ashes To Ashes https://www.youtube.com/watch?v=CMThz7eQ6K0</text:span><text:span text:style-name="T51"><text:line-break/></text:span></text:p>
      <text:p text:style-name="P26"><text:tab/><text:tab/>Понедельник - <text:line-break/><text:tab/><text:tab/><text:span text:style-name="T34">Michael Jackson — Get out of my mind</text:span></text:p>
      <text:p text:style-name="P32">27. Терра.<text:line-break/><text:tab/><text:tab/>Вторник- Michael Jackson — Leave Me Alone</text:p>
      <text:p text:style-name="P32"><text:tab/><text:tab/>Среда - Michael Jackson — <text:s/>This Time Around</text:p>
      <text:p text:style-name="P32">28. Терра</text:p>
      <text:p text:style-name="P32"><text:tab/><text:tab/>Четверг- Mike Oldfield – Tubular Bells II – Altered State</text:p>
      <text:p text:style-name="P32">29. Отбытие<text:line-break/><text:span text:style-name="T44">Queen – Flash </text:span><text:a xlink:type="simple" xlink:href="https://www.youtube.com/watch?v=LfmrHTdXgK4" text:style-name="Internet_20_link" text:visited-style-name="Visited_20_Internet_20_Link">https://www.youtube.com/watch?v=LfmrHTdXgK4</text:a></text:p>
      <text:p text:style-name="P27"><text:span text:style-name="T37">30</text:span><text:span text:style-name="T36">. Разговор за столиком в ночи<text:line-break/></text:span><text:bookmark text:name="eow-title5"/><text:span text:style-name="T50">Wintergatan LIVE At Victoriateatern - Giorgio By Moroder (Daft Punk cover)</text:span></text:p>
      <text:p text:style-name="P32">https://www.youtube.com/watch?v=GMuuLEF0a84&amp;t=160s</text:p>
      <text:p text:style-name="P27"><text:span text:style-name="T39">31</text:span><text:span text:style-name="T38">. Эпилог. Земля.<text:line-break/></text:span><text:bookmark text:name="eow-title6"/><text:span text:style-name="T43">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52">Mike Oldfield — The Top Of The Morning, </text:span><text:span text:style-name="T13">Tres Lunas ”To Be Free” (Radio Edit), </text:span><text:span text:style-name="T45">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8">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42">Metallica-Enter Sandman</text:span><text:span text:style-name="T5"><text:line-break/></text:span>Mylene Farmer — Desechantee, <text:span text:style-name="T40">XXL</text:span></text:p>
      <text:p text:style-name="P17">Michael Jackson –Do not Stop Till You Get Enough, Get On The Floor, Burn This Disco Out, Beat It, Billie Jean, <text:span text:style-name="T41">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43">The Look</text:span>, Riders In The Sky</text:p>
      <text:p text:style-name="P13">Synthis — Empty Skies</text:p>
      <text:p text:style-name="P13">Blusoul — Eat Dust</text:p>
      <text:p text:style-name="P18">d.notive — Talking Flight</text:p>
      <text:p text:style-name="P13"><text:soft-page-break/>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3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2523418943288687613" text:style-name="L1">
        <text:list-item>
          <text:p text:style-name="P39">Книги:</text:p>
        </text:list-item>
      </text:list>
      <text:list xml:id="list6087139355933825104"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3">«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text:soft-page-break/>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3">«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1366785920329693513"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text:span><text:soft-page-break/><text:span text:style-name="T2">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1-21T19:04:01.32</dc:date>
    <meta:editing-duration>P16DT9H45M12S</meta:editing-duration>
    <meta:editing-cycles>633</meta:editing-cycles>
    <meta:generator>OpenOffice/4.1.1$Win32 OpenOffice.org_project/411m6$Build-9775</meta:generator>
    <dc:creator>макс </dc:creator>
    <meta:document-statistic meta:table-count="0" meta:image-count="0" meta:object-count="0" meta:page-count="6" meta:paragraph-count="152" meta:word-count="1702" meta:character-count="11908"/>
  </office:meta>
</office:document-meta>
</file>